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color="#c9211e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631b9a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00a933" loext:opacity="100%" fo:font-size="14pt" fo:font-style="normal" fo:font-weight="bold" officeooo:rsid="001456c3" officeooo:paragraph-rsid="0064c877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00a933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00a933" loext:opacity="100%" fo:font-size="14pt" fo:font-style="normal" fo:font-weight="bold" officeooo:rsid="001456c3" officeooo:paragraph-rsid="007c94a5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00a933" loext:opacity="100%" fo:font-size="14pt" fo:font-style="normal" fo:font-weight="bold" officeooo:rsid="001456c3" officeooo:paragraph-rsid="007cc928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00a933" loext:opacity="100%" fo:font-size="14pt" fo:font-style="normal" fo:font-weight="bold" officeooo:rsid="007c94a5" officeooo:paragraph-rsid="007cc928" style:font-size-asian="14pt" style:font-style-asian="normal" style:font-weight-asian="bold" style:font-size-complex="14pt" style:font-style-complex="normal" style:font-weight-complex="bold"/>
    </style:style>
    <style:style style:name="P98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99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105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06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107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08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ff8000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color="#ff8000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text-properties fo:color="#00a933" loext:opacity="100%" fo:font-size="14pt" fo:font-style="normal" fo:font-weight="bold" officeooo:rsid="001456c3" officeooo:paragraph-rsid="008920f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e0941"/>
    </style:style>
    <style:style style:name="T8" style:family="text">
      <style:text-properties officeooo:rsid="00161f12"/>
    </style:style>
    <style:style style:name="T9" style:family="text">
      <style:text-properties officeooo:rsid="0027f38f"/>
    </style:style>
    <style:style style:name="T10" style:family="text">
      <style:text-properties officeooo:rsid="002a36ce"/>
    </style:style>
    <style:style style:name="T11" style:family="text">
      <style:text-properties officeooo:rsid="002c4f55"/>
    </style:style>
    <style:style style:name="T12" style:family="text">
      <style:text-properties officeooo:rsid="002f421a"/>
    </style:style>
    <style:style style:name="T13" style:family="text">
      <style:text-properties officeooo:rsid="00342ae7"/>
    </style:style>
    <style:style style:name="T14" style:family="text">
      <style:text-properties officeooo:rsid="00367e49"/>
    </style:style>
    <style:style style:name="T15" style:family="text">
      <style:text-properties officeooo:rsid="0036f16c"/>
    </style:style>
    <style:style style:name="T16" style:family="text">
      <style:text-properties officeooo:rsid="003790d9"/>
    </style:style>
    <style:style style:name="T17" style:family="text">
      <style:text-properties officeooo:rsid="00399841"/>
    </style:style>
    <style:style style:name="T18" style:family="text">
      <style:text-properties officeooo:rsid="003b222c"/>
    </style:style>
    <style:style style:name="T19" style:family="text">
      <style:text-properties officeooo:rsid="003cee13"/>
    </style:style>
    <style:style style:name="T20" style:family="text">
      <style:text-properties officeooo:rsid="003e0e5d"/>
    </style:style>
    <style:style style:name="T21" style:family="text">
      <style:text-properties style:use-window-font-color="true" loext:opacity="0%"/>
    </style:style>
    <style:style style:name="T22" style:family="text">
      <style:text-properties officeooo:rsid="003f9867"/>
    </style:style>
    <style:style style:name="T23" style:family="text">
      <style:text-properties officeooo:rsid="0040d227"/>
    </style:style>
    <style:style style:name="T24" style:family="text">
      <style:text-properties officeooo:rsid="0044dd22"/>
    </style:style>
    <style:style style:name="T25" style:family="text">
      <style:text-properties officeooo:rsid="00483065"/>
    </style:style>
    <style:style style:name="T26" style:family="text">
      <style:text-properties officeooo:rsid="00502191"/>
    </style:style>
    <style:style style:name="T27" style:family="text">
      <style:text-properties officeooo:rsid="0051d9ef"/>
    </style:style>
    <style:style style:name="T28" style:family="text">
      <style:text-properties officeooo:rsid="00534526"/>
    </style:style>
    <style:style style:name="T29" style:family="text">
      <style:text-properties officeooo:rsid="0056599c"/>
    </style:style>
    <style:style style:name="T30" style:family="text">
      <style:text-properties officeooo:rsid="0056f3ca"/>
    </style:style>
    <style:style style:name="T31" style:family="text">
      <style:text-properties officeooo:rsid="005868b7"/>
    </style:style>
    <style:style style:name="T32" style:family="text">
      <style:text-properties officeooo:rsid="005c0fcb"/>
    </style:style>
    <style:style style:name="T33" style:family="text">
      <style:text-properties officeooo:rsid="005dacfc"/>
    </style:style>
    <style:style style:name="T34" style:family="text">
      <style:text-properties officeooo:rsid="005f400f"/>
    </style:style>
    <style:style style:name="T35" style:family="text">
      <style:text-properties officeooo:rsid="005fe1ac"/>
    </style:style>
    <style:style style:name="T36" style:family="text">
      <style:text-properties officeooo:rsid="00612b9d"/>
    </style:style>
    <style:style style:name="T37" style:family="text">
      <style:text-properties officeooo:rsid="00631b9a"/>
    </style:style>
    <style:style style:name="T38" style:family="text">
      <style:text-properties officeooo:rsid="00650900"/>
    </style:style>
    <style:style style:name="T39" style:family="text">
      <style:text-properties officeooo:rsid="00686e9c"/>
    </style:style>
    <style:style style:name="T40" style:family="text">
      <style:text-properties officeooo:rsid="006e19f6"/>
    </style:style>
    <style:style style:name="T41" style:family="text">
      <style:text-properties officeooo:rsid="00730f1e"/>
    </style:style>
    <style:style style:name="T42" style:family="text">
      <style:text-properties officeooo:rsid="00771076"/>
    </style:style>
    <style:style style:name="T43" style:family="text">
      <style:text-properties officeooo:rsid="0077f29a"/>
    </style:style>
    <style:style style:name="T44" style:family="text">
      <style:text-properties officeooo:rsid="007c94a5"/>
    </style:style>
    <style:style style:name="T45" style:family="text">
      <style:text-properties officeooo:rsid="007cc928"/>
    </style:style>
    <style:style style:name="T46" style:family="text">
      <style:text-properties officeooo:rsid="007fc8d7"/>
    </style:style>
    <style:style style:name="T47" style:family="text">
      <style:text-properties officeooo:rsid="008086db"/>
    </style:style>
    <style:style style:name="T48" style:family="text">
      <style:text-properties officeooo:rsid="0081abd0"/>
    </style:style>
    <style:style style:name="T49" style:family="text">
      <style:text-properties officeooo:rsid="0083654d"/>
    </style:style>
    <style:style style:name="T50" style:family="text">
      <style:text-properties officeooo:rsid="0084875d"/>
    </style:style>
    <style:style style:name="T51" style:family="text">
      <style:text-properties officeooo:rsid="008878fc"/>
    </style:style>
    <style:style style:name="T52" style:family="text">
      <style:text-properties officeooo:rsid="008920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104">Desktop</text:p>
      <text:p text:style-name="P4"/>
      <text:p text:style-name="P8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8"/>
      <text:p text:style-name="P8">Type CR</text:p>
      <text:p text:style-name="P8"/>
      <text:p text:style-name="P108">Status: <text:span text:style-name="T6">status and hours in other tickets</text:span></text:p>
      <text:p text:style-name="P31"/>
      <text:p text:style-name="P49">============</text:p>
      <text:p text:style-name="P49"/>
      <text:p text:style-name="P8">2) <text:bookmark-start text:name="__DdeLink__3760_4263677272"/>https://app.asana.com/0/1209395762772163/1209395762772183<text:bookmark-end text:name="__DdeLink__3760_4263677272"/></text:p>
      <text:p text:style-name="P8"/>
      <text:p text:style-name="P8">Type <text:span text:style-name="T27">BUG</text:span></text:p>
      <text:p text:style-name="P8"/>
      <text:p text:style-name="P76">Status: <text:span text:style-name="T26">Fixed</text:span></text:p>
      <text:p text:style-name="P31"/>
      <text:p text:style-name="P50">============</text:p>
      <text:p text:style-name="P50"/>
      <text:p text:style-name="P70"><text:bookmark-start text:name="__DdeLink__3758_4263677272"/>3) <text:bookmark-start text:name="__DdeLink__1102_2292776962"/>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1102_2292776962"/><text:bookmark-end text:name="__DdeLink__3755_4263677272"/></text:p>
      <text:p text:style-name="P70"/>
      <text:p text:style-name="P9">Type CR</text:p>
      <text:p text:style-name="P9"/>
      <text:p text:style-name="P76">Status: <text:span text:style-name="T6">Done (</text:span><text:span text:style-name="T40">2</text:span><text:span text:style-name="T41">5</text:span><text:span text:style-name="T6">hrs)</text:span></text:p>
      <text:p text:style-name="P101"><text:bookmark-end text:name="__DdeLink__3758_4263677272"/></text:p>
      <text:p text:style-name="P32"/>
      <text:p text:style-name="P32"/>
      <text:p text:style-name="P51">============</text:p>
      <text:p text:style-name="P51"/>
      <text:p text:style-name="P71"><text:span text:style-name="T1">4</text:span>) <text:bookmark-start text:name="__DdeLink__1109_2292776962"/><text:bookmark-start text:name="__DdeLink__3753_4263677272"/><text:bookmark-start text:name="__DdeLink__1105_2292776962"/>https://app.asana.com/0/1209395762772163/1209395762772217<text:bookmark-end text:name="__DdeLink__1109_2292776962"/><text:bookmark-end text:name="__DdeLink__3753_4263677272"/><text:bookmark-end text:name="__DdeLink__1105_2292776962"/></text:p>
      <text:p text:style-name="P71"/>
      <text:p text:style-name="P10">Type CR</text:p>
      <text:p text:style-name="P10"/>
      <text:p text:style-name="P76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52">============</text:p>
      <text:p text:style-name="P52"/>
      <text:p text:style-name="P72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72"/>
      <text:p text:style-name="P11">Type CR</text:p>
      <text:p text:style-name="P11"/>
      <text:p text:style-name="P77"><text:bookmark-start text:name="__DdeLink__3690_4263677272"/>Status: <text:span text:style-name="T6">Done (</text:span><text:span text:style-name="T38">5hrs</text:span><text:span text:style-name="T6">)</text:span></text:p>
      <text:p text:style-name="P46"><text:bookmark-end text:name="__DdeLink__3690_4263677272"/><text:bookmark-end text:name="__DdeLink__3751_4263677272"/></text:p>
      <text:p text:style-name="P52">============</text:p>
      <text:p text:style-name="P52"/>
      <text:p text:style-name="P72"><text:bookmark-start text:name="__DdeLink__3743_4263677272"/><text:span text:style-name="T2">6</text:span>) <text:bookmark-start text:name="__DdeLink__1115_2292776962"/><text:bookmark-start text:name="__DdeLink__3740_4263677272"/>https://app.asana.com/0/1209395762772163/1209395762772209<text:bookmark-end text:name="__DdeLink__1115_2292776962"/><text:bookmark-end text:name="__DdeLink__3740_4263677272"/></text:p>
      <text:p text:style-name="P72"/>
      <text:p text:style-name="P11">Type CR</text:p>
      <text:p text:style-name="P11"/>
      <text:p text:style-name="P93">S<text:bookmark-end text:name="__DdeLink__3743_4263677272"/>tatus: <text:span text:style-name="T6">Done (</text:span><text:span text:style-name="T42">5</text:span><text:span text:style-name="T6">hrs)</text:span></text:p>
      <text:p text:style-name="P93"/>
      <text:p text:style-name="P102"/>
      <text:p text:style-name="P34"/>
      <text:p text:style-name="P53">============</text:p>
      <text:p text:style-name="P53"/>
      <text:p text:style-name="P73"><text:span text:style-name="T3">7</text:span>) <text:bookmark-start text:name="__DdeLink__1111_2292776962"/>https://app.asana.com/0/1209395762772163/1209395762772213<text:bookmark-end text:name="__DdeLink__1111_2292776962"/></text:p>
      <text:p text:style-name="P73"/>
      <text:p text:style-name="P12">Type CR</text:p>
      <text:p text:style-name="P12"/>
      <text:p text:style-name="P78">Status: <text:span text:style-name="T6">Done (</text:span><text:span text:style-name="T7">hours in </text:span><text:a xlink:type="simple" xlink:href="https://app.asana.com/0/1209395762772163/1209395762772201" text:style-name="Internet_20_link" text:visited-style-name="Visited_20_Internet_20_Link"><text:span text:style-name="T8">https://app.asana.com/0/1209395762772163/1209395762772201</text:span></text:a><text:span text:style-name="T6">)</text:span></text:p>
      <text:p text:style-name="P35"/>
      <text:p text:style-name="P35"/>
      <text:p text:style-name="P35"/>
      <text:p text:style-name="P53">============</text:p>
      <text:p text:style-name="P53"/>
      <text:p text:style-name="P73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73"/>
      <text:p text:style-name="P12">Type CR</text:p>
      <text:p text:style-name="P12"/>
      <text:p text:style-name="P78">Status: <text:span text:style-name="T6">Done (</text:span><text:span text:style-name="T39">5</text:span><text:span text:style-name="T6">hrs)</text:span><text:bookmark-end text:name="__DdeLink__3738_4263677272"/></text:p>
      <text:p text:style-name="P35"/>
      <text:p text:style-name="P53">============</text:p>
      <text:p text:style-name="P53"/>
      <text:p text:style-name="P73"><text:span text:style-name="T3">9</text:span>) <text:bookmark-start text:name="__DdeLink__3729_4263677272"/>https://app.asana.com/0/1209395762772163/1209395762772225<text:bookmark-end text:name="__DdeLink__3729_4263677272"/></text:p>
      <text:p text:style-name="P73"/>
      <text:p text:style-name="P12">Type <text:span text:style-name="T9">BUG</text:span></text:p>
      <text:p text:style-name="P12"><text:soft-page-break/></text:p>
      <text:p text:style-name="P79">Status: <text:span text:style-name="T33">Fixed</text:span><text:span text:style-name="T6"> </text:span></text:p>
      <text:p text:style-name="P45"/>
      <text:p text:style-name="P35"/>
      <text:p text:style-name="P54">============</text:p>
      <text:p text:style-name="P54"/>
      <text:p text:style-name="P74"><text:span text:style-name="T4">10</text:span>) <text:bookmark-start text:name="__DdeLink__3727_4263677272"/><text:bookmark-start text:name="__DdeLink__4135_2292776962"/><text:bookmark-start text:name="__DdeLink__1118_2292776962"/>https://app.asana.com/0/1209395762772163/1209395762772235<text:bookmark-end text:name="__DdeLink__3727_4263677272"/><text:bookmark-end text:name="__DdeLink__4135_2292776962"/><text:bookmark-end text:name="__DdeLink__1118_2292776962"/></text:p>
      <text:p text:style-name="P74"/>
      <text:p text:style-name="P13">Type CR</text:p>
      <text:p text:style-name="P13"/>
      <text:p text:style-name="P94">Status: <text:span text:style-name="T6">Done (</text:span><text:span text:style-name="T46">5</text:span><text:span text:style-name="T6">hrs)</text:span></text:p>
      <text:p text:style-name="P47"/>
      <text:p text:style-name="P55">============</text:p>
      <text:p text:style-name="P55"/>
      <text:p text:style-name="P75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75"/>
      <text:p text:style-name="P14">Type <text:span text:style-name="T10">BUG</text:span></text:p>
      <text:p text:style-name="P14"/>
      <text:p text:style-name="P111">==&gt;</text:p>
      <text:p text:style-name="P111">Logo are displayed from Team storage records</text:p>
      <text:p text:style-name="P111">Please check the image for logo add and updated section</text:p>
      <text:p text:style-name="P36"/>
      <text:p text:style-name="P55">============</text:p>
      <text:p text:style-name="P55"/>
      <text:p text:style-name="P75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75"/>
      <text:p text:style-name="P14">Type <text:span text:style-name="T11">Bug</text:span></text:p>
      <text:p text:style-name="P14"/>
      <text:p text:style-name="P110"><text:bookmark-start text:name="__DdeLink__3765_4263677272"/>==&gt;</text:p>
      <text:p text:style-name="P110">Logo are displayed from Team storage records</text:p>
      <text:p text:style-name="P110">Please check the image for logo add and updated section<text:bookmark-end text:name="__DdeLink__3765_4263677272"/></text:p>
      <text:p text:style-name="P36"/>
      <text:p text:style-name="P55">============</text:p>
      <text:p text:style-name="P55"/>
      <text:p text:style-name="P55"/>
      <text:p text:style-name="P55"/>
      <text:p text:style-name="P55"/>
      <text:p text:style-name="P55"/>
      <text:p text:style-name="P55"/>
      <text:p text:style-name="P75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75"/>
      <text:p text:style-name="P14">Type CR</text:p>
      <text:p text:style-name="P14"/>
      <text:p text:style-name="P92">Status: <text:span text:style-name="T36">Done [</text:span><text:span text:style-name="T37">30min</text:span><text:span text:style-name="T36">]</text:span></text:p>
      <text:p text:style-name="P36"/>
      <text:p text:style-name="P55"><text:soft-page-break/>============</text:p>
      <text:p text:style-name="P55"/>
      <text:p text:style-name="P75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75"/>
      <text:p text:style-name="P14">Type CR</text:p>
      <text:p text:style-name="P14"/>
      <text:p text:style-name="P91"><text:bookmark-start text:name="__DdeLink__1097_2292776962"/>Status: <text:span text:style-name="T36">Done [</text:span><text:span text:style-name="T37">30min</text:span><text:span text:style-name="T36">]</text:span><text:bookmark-end text:name="__DdeLink__1097_2292776962"/></text:p>
      <text:p text:style-name="P36"/>
      <text:p text:style-name="P36"/>
      <text:p text:style-name="P36"/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4">Type CR</text:p>
      <text:p text:style-name="P14"/>
      <text:p text:style-name="P109">Status: <text:span text:style-name="T25">We have checked that the search results are linked already, any thing else you want here please explain.</text:span></text:p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4">Type CR</text:p>
      <text:p text:style-name="P14"/>
      <text:p text:style-name="P115"><text:bookmark-start text:name="__DdeLink__1094_2292776962 Copy 1"/>Status: <text:span text:style-name="T36">Done [</text:span><text:span text:style-name="T52">4</text:span><text:span text:style-name="T36">hr]</text:span><text:bookmark-end text:name="__DdeLink__1094_2292776962 Copy 1"/></text:p>
      <text:p text:style-name="P36"/>
      <text:p text:style-name="P55">============</text:p>
      <text:p text:style-name="P55"/>
      <text:p text:style-name="P75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4">Type CR</text:p>
      <text:p text:style-name="P14"/>
      <text:p text:style-name="P90"><text:bookmark-start text:name="__DdeLink__1094_2292776962"/>Status: <text:span text:style-name="T36">Done [1hr]</text:span><text:bookmark-end text:name="__DdeLink__1094_2292776962"/></text:p>
      <text:p text:style-name="P37"/>
      <text:p text:style-name="P37"/>
      <text:p text:style-name="P37"/>
      <text:p text:style-name="P37"/>
      <text:p text:style-name="P37"/>
      <text:p text:style-name="P37"/>
      <text:p text:style-name="P107"/>
      <text:p text:style-name="P107"/>
      <text:p text:style-name="P107">Tablet</text:p>
      <text:p text:style-name="P6"/>
      <text:p text:style-name="P21"><text:soft-page-break/>1) https://app.asana.com/0/1209395762772163/1209421305688377</text:p>
      <text:p text:style-name="P21"/>
      <text:p text:style-name="P21"/>
      <text:p text:style-name="P21">Type CR</text:p>
      <text:p text:style-name="P21"/>
      <text:p text:style-name="P95">Status: <text:span text:style-name="T44">Done(1hr)</text:span></text:p>
      <text:p text:style-name="P37"/>
      <text:p text:style-name="P37"/>
      <text:p text:style-name="P106"><text:bookmark-start text:name="__DdeLink__3687_4263677272"/>Mobile</text:p>
      <text:p text:style-name="P5"/>
      <text:p text:style-name="P15">1) <text:bookmark-start text:name="__DdeLink__683_4263677272"/>https://app.asana.com/0/1209395762772163/1209395762772177<text:bookmark-end text:name="__DdeLink__683_4263677272"/></text:p>
      <text:p text:style-name="P15"/>
      <text:p text:style-name="P15"/>
      <text:p text:style-name="P80">Status: <text:span text:style-name="T13">Just Layout no work</text:span></text:p>
      <text:p text:style-name="P38"/>
      <text:p text:style-name="P56">============<text:bookmark-end text:name="__DdeLink__3687_4263677272"/></text:p>
      <text:p text:style-name="P56"/>
      <text:p text:style-name="P16"><text:span text:style-name="T17">2</text:span>) https://app.asana.com/0/1209395762772163/1209407836851364</text:p>
      <text:p text:style-name="P16"/>
      <text:p text:style-name="P16">Type CR</text:p>
      <text:p text:style-name="P16"/>
      <text:p text:style-name="P81">Status: <text:span text:style-name="T14">Done </text:span><text:span text:style-name="T15">[</text:span><text:span text:style-name="T16">15min</text:span><text:span text:style-name="T15">]</text:span></text:p>
      <text:p text:style-name="P39"/>
      <text:p text:style-name="P57">============</text:p>
      <text:p text:style-name="P57"/>
      <text:p text:style-name="P57"/>
      <text:p text:style-name="P17"><text:span text:style-name="T18">3</text:span>) https://app.asana.com/0/1209395762772163/1209407839780029</text:p>
      <text:p text:style-name="P17"/>
      <text:p text:style-name="P17"><text:bookmark-start text:name="__DdeLink__3771_4263677272"/>Type CR<text:bookmark-end text:name="__DdeLink__3771_4263677272"/></text:p>
      <text:p text:style-name="P17"/>
      <text:p text:style-name="P96">Status: <text:span text:style-name="T44">Done(</text:span><text:span text:style-name="T45">done with </text:span><text:a xlink:type="simple" xlink:href="https://app.asana.com/0/1209395762772163/1209421305688377" text:style-name="Internet_20_link" text:visited-style-name="Visited_20_Internet_20_Link">https://app.asana.com/0/1209395762772163/1209421305688377</text:a></text:p>
      <text:p text:style-name="P97">)</text:p>
      <text:p text:style-name="P40"/>
      <text:p text:style-name="P58">============</text:p>
      <text:p text:style-name="P17"/>
      <text:p text:style-name="P17"/>
      <text:p text:style-name="P17"/>
      <text:p text:style-name="P17"/>
      <text:p text:style-name="P17"/>
      <text:p text:style-name="P18"/>
      <text:p text:style-name="P18"><text:span text:style-name="T19">4</text:span>) https://app.asana.com/0/1209395762772163/1209407839780033</text:p>
      <text:p text:style-name="P18"/>
      <text:p text:style-name="P18">Type <text:span text:style-name="T19">BUG</text:span></text:p>
      <text:p text:style-name="P18"/>
      <text:p text:style-name="P113"><text:soft-page-break/>Status: <text:span text:style-name="T19">We have not found any issue like this, we have test in ios and android the slider can be swiped by touching.</text:span></text:p>
      <text:p text:style-name="P41"/>
      <text:p text:style-name="P59">============</text:p>
      <text:p text:style-name="P59"/>
      <text:p text:style-name="P19"><text:span text:style-name="T20">5</text:span>) <text:span text:style-name="T21">https://app.asana.com/0/1209395762772163/1209407839780039</text:span></text:p>
      <text:p text:style-name="P19"/>
      <text:p text:style-name="P19">Type <text:span text:style-name="T19">BUG</text:span></text:p>
      <text:p text:style-name="P19"/>
      <text:p text:style-name="P114">Status: <text:span text:style-name="T20">We have made this small because in some places there is four items, now we have increased the font and padding, but what will be if more than three, </text:span><text:span text:style-name="T22">or if big text</text:span></text:p>
      <text:p text:style-name="P42"/>
      <text:p text:style-name="P60">============</text:p>
      <text:p text:style-name="P60"/>
      <text:p text:style-name="P20"><text:span text:style-name="T23">6</text:span>) <text:span text:style-name="T21">https://app.asana.com/0/1209395762772163/1209411490343507</text:span></text:p>
      <text:p text:style-name="P20"/>
      <text:p text:style-name="P20">Type <text:span text:style-name="T19">BUG</text:span></text:p>
      <text:p text:style-name="P20"/>
      <text:p text:style-name="P82">Status: <text:span text:style-name="T23">Fixed</text:span></text:p>
      <text:p text:style-name="P43"/>
      <text:p text:style-name="P61">============</text:p>
      <text:p text:style-name="P61"/>
      <text:p text:style-name="P61"/>
      <text:p text:style-name="P61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>Effekte</text:p>
      <text:p text:style-name="P7"/>
      <text:p text:style-name="P22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22"/>
      <text:p text:style-name="P24">Type CR</text:p>
      <text:p text:style-name="P22"/>
      <text:p text:style-name="P83">Status: <text:span text:style-name="T6">Done (</text:span><text:span text:style-name="T48">5hrs</text:span><text:span text:style-name="T6">)</text:span></text:p>
      <text:p text:style-name="P103"/>
      <text:p text:style-name="P44"/>
      <text:p text:style-name="P62">============<text:bookmark-end text:name="__DdeLink__3693_4263677272"/></text:p>
      <text:p text:style-name="P62"/>
      <text:p text:style-name="P23"><text:bookmark-start text:name="__DdeLink__3768_4263677272"/><text:span text:style-name="T24">2</text:span>) <text:bookmark-start text:name="__DdeLink__683_4263677272 Copy 1 Copy 1"/><text:span text:style-name="T21">https://app.asana.com/0/1209395762772163/1209395762772229</text:span><text:bookmark-end text:name="__DdeLink__683_4263677272 Copy 1 Copy 1"/></text:p>
      <text:p text:style-name="P23"/>
      <text:p text:style-name="P24">Type CR</text:p>
      <text:p text:style-name="P84">Status: <text:span text:style-name="T6">Done (</text:span><text:span text:style-name="T49">3</text:span><text:span text:style-name="T24">hrs</text:span><text:span text:style-name="T6">)</text:span></text:p>
      <text:p text:style-name="P48"/>
      <text:p text:style-name="P63">============<text:bookmark-end text:name="__DdeLink__3768_4263677272"/></text:p>
      <text:p text:style-name="P63"/>
      <text:p text:style-name="P24"><text:bookmark-start text:name="__DdeLink__3774_4263677272"/><text:span text:style-name="T28">3</text:span>) <text:bookmark-start text:name="__DdeLink__683_4263677272 Copy 1 Copy 1 Copy 1"/><text:span text:style-name="T21">https://app.asana.com/0/1209395762772163/1209407834935078</text:span><text:bookmark-end text:name="__DdeLink__683_4263677272 Copy 1 Copy 1 Copy 1"/></text:p>
      <text:p text:style-name="P24"/>
      <text:p text:style-name="P24">Type CR</text:p>
      <text:p text:style-name="P24"/>
      <text:p text:style-name="P85">Status: <text:span text:style-name="T29">Done [30min]</text:span></text:p>
      <text:p text:style-name="P85"/>
      <text:p text:style-name="P64">============<text:bookmark-end text:name="__DdeLink__3774_4263677272"/></text:p>
      <text:p text:style-name="P64"/>
      <text:p text:style-name="P64"/>
      <text:p text:style-name="P25"><text:span text:style-name="T30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1">https://app.asana.com/0/1209395762772163/1209409683776693</text:span></text:a><text:bookmark-end text:name="__DdeLink__683_4263677272 Copy 1 Copy 1 Copy 1 Copy 1"/></text:p>
      <text:p text:style-name="P25"/>
      <text:p text:style-name="P25"/>
      <text:p text:style-name="P25"/>
      <text:p text:style-name="P25"><text:bookmark-start text:name="__DdeLink__3779_4263677272"/>Type CR</text:p>
      <text:p text:style-name="P25"/>
      <text:p text:style-name="P86">Status: <text:span text:style-name="T29">Done [</text:span><text:span text:style-name="T43">1hr</text:span><text:span text:style-name="T29">]</text:span></text:p>
      <text:p text:style-name="P98"/>
      <text:p text:style-name="P98"/>
      <text:p text:style-name="P65">============<text:bookmark-end text:name="__DdeLink__3779_4263677272"/></text:p>
      <text:p text:style-name="P65"/>
      <text:p text:style-name="P65"/>
      <text:p text:style-name="P65"/>
      <text:p text:style-name="P26"/>
      <text:p text:style-name="P26"/>
      <text:p text:style-name="P26"/>
      <text:p text:style-name="P26"><text:soft-page-break/></text:p>
      <text:p text:style-name="P26"><text:bookmark-start text:name="__DdeLink__3781_4263677272"/><text:span text:style-name="T31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26"/>
      <text:p text:style-name="P27">Type CR</text:p>
      <text:p text:style-name="P27"/>
      <text:p text:style-name="P87">Status: <text:span text:style-name="T29">Done [</text:span><text:span text:style-name="T47">1hr</text:span><text:span text:style-name="T29">]</text:span></text:p>
      <text:p text:style-name="P99"/>
      <text:p text:style-name="P66">============<text:bookmark-end text:name="__DdeLink__3781_4263677272"/></text:p>
      <text:p text:style-name="P66"/>
      <text:p text:style-name="P66"/>
      <text:p text:style-name="P28"><text:bookmark-start text:name="__DdeLink__3786_4263677272"/><text:span text:style-name="T32">6</text:span><text:span text:style-name="T31">) https://app.asana.com/0/1209395762772163/1209407836851356</text:span></text:p>
      <text:p text:style-name="P28"/>
      <text:p text:style-name="P28">Type CR</text:p>
      <text:p text:style-name="P28"/>
      <text:p text:style-name="P88">Status: <text:span text:style-name="T29">Done [30min]</text:span></text:p>
      <text:p text:style-name="P67">============<text:bookmark-end text:name="__DdeLink__3786_4263677272"/></text:p>
      <text:p text:style-name="P67"/>
      <text:p text:style-name="P29"><text:bookmark-start text:name="__DdeLink__3790_4263677272"/><text:span text:style-name="T34">7</text:span><text:span text:style-name="T31">) https://app.asana.com/0/1209395762772163/1209407836851358</text:span></text:p>
      <text:p text:style-name="P29"/>
      <text:p text:style-name="P29">Type CR</text:p>
      <text:p text:style-name="P29"/>
      <text:p text:style-name="P89">Status: <text:span text:style-name="T29">Done [</text:span><text:span text:style-name="T50">6.3</text:span><text:span text:style-name="T34">hrs</text:span><text:span text:style-name="T29">]</text:span></text:p>
      <text:p text:style-name="P100"/>
      <text:p text:style-name="P68">============<text:bookmark-end text:name="__DdeLink__3790_4263677272"/></text:p>
      <text:p text:style-name="P68"/>
      <text:p text:style-name="P30"><text:span text:style-name="T35">8</text:span><text:span text:style-name="T31">) https://app.asana.com/0/1209395762772163/1209407836851362</text:span></text:p>
      <text:p text:style-name="P30"/>
      <text:p text:style-name="P30">Type CR</text:p>
      <text:p text:style-name="P30"/>
      <text:p text:style-name="P112">Status: <text:span text:style-name="T35">Pending Sample not given yet</text:span></text:p>
      <text:p text:style-name="P69">============</text:p>
      <text:p text:style-name="P64"/>
      <text:p text:style-name="P64"/>
      <text:p text:style-name="P64"/>
      <text:p text:style-name="P64"/>
      <text:p text:style-name="P62"/>
      <text:p text:style-name="P62"/>
      <text:p text:style-name="P62"/>
      <text:p text:style-name="P62"/>
      <text:p text:style-name="P60"/>
      <text:p text:style-name="P60"/>
      <text:p text:style-name="P60"/>
      <text:p text:style-name="P59"/>
      <text:p text:style-name="P59"/>
      <text:p text:style-name="P59"/>
      <text:p text:style-name="P59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4T17:13:50.984290092</dc:date>
    <meta:editing-duration>P2DT48M39S</meta:editing-duration>
    <meta:editing-cycles>106</meta:editing-cycles>
    <meta:document-statistic meta:table-count="0" meta:image-count="0" meta:object-count="0" meta:page-count="9" meta:paragraph-count="137" meta:word-count="367" meta:character-count="4029" meta:non-whitespace-character-count="3798"/>
  </office:meta>
</office:document-meta>
</file>